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1F000003A64BF087371A519A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2.209cm" svg:x="1.483cm" svg:y="4.032cm">
          <draw:image xlink:href="Pictures/100000000000031F000003A64BF087371A519AB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27:44.662310380</meta:creation-date>
    <dc:date>2018-04-26T16:28:08.321356867</dc:date>
    <meta:editing-duration>PT2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